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DejaVu Sans Mono', 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85cm"/>
    </style:style>
    <style:style style:name="co2" style:family="table-column">
      <style:table-column-properties fo:break-before="auto" style:column-width="10.532cm"/>
    </style:style>
    <style:style style:name="co3" style:family="table-column">
      <style:table-column-properties fo:break-before="auto" style:column-width="12.827cm"/>
    </style:style>
    <style:style style:name="ro1" style:family="table-row">
      <style:table-row-properties style:row-height="0.841cm" fo:break-before="auto" style:use-optimal-row-height="true"/>
    </style:style>
    <style:style style:name="ro2" style:family="table-row">
      <style:table-row-properties style:row-height="0.815cm" fo:break-before="auto" style:use-optimal-row-height="false"/>
    </style:style>
    <style:style style:name="ro3" style:family="table-row">
      <style:table-row-properties style:row-height="1.131cm" fo:break-before="auto" style:use-optimal-row-height="false"/>
    </style:style>
    <style:style style:name="ro4" style:family="table-row">
      <style:table-row-properties style:row-height="1.63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1.762cm" fo:break-before="auto" style:use-optimal-row-height="false"/>
    </style:style>
    <style:style style:name="ro9" style:family="table-row">
      <style:table-row-properties style:row-height="1.236cm" fo:break-before="auto" style:use-optimal-row-height="true"/>
    </style:style>
    <style:style style:name="ro10" style:family="table-row">
      <style:table-row-properties style:row-height="2.027cm" fo:break-before="auto" style:use-optimal-row-height="true"/>
    </style:style>
    <style:style style:name="ro11" style:family="table-row">
      <style:table-row-properties style:row-height="1.842cm" fo:break-before="auto" style:use-optimal-row-height="false"/>
    </style:style>
    <style:style style:name="ro12" style:family="table-row">
      <style:table-row-properties style:row-height="2.027cm" fo:break-before="auto" style:use-optimal-row-height="false"/>
    </style:style>
    <style:style style:name="ro13" style:family="table-row">
      <style:table-row-properties style:row-height="9.92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Mono" fo:font-size="10pt" fo:language="it" fo:country="I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style:font-weight-complex="bold" style:font-weight-asian="bold" fo:font-weight="bold"/>
    </style:style>
  </office:automatic-styles>
  <office:body>
    <office:spreadsheet>
      <table:table table:name="Foglio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table-cell office:value-type="string" calcext:value-type="string">
            <text:p>LANGUAGES</text:p>
          </table:table-cell>
          <table:table-cell office:value-type="string" calcext:value-type="string">
            <text:p>PROGRAMMING LANGUAGE <text:s/></text:p>
          </table:table-cell>
          <table:table-cell office:value-type="string" calcext:value-type="string">
            <text:p>WHITELIST</text:p>
          </table:table-cell>
          <table:table-cell office:value-type="string" calcext:value-type="string">
            <text:p>BLACKLIST</text:p>
          </table:table-cell>
          <table:table-cell table:number-columns-repeated="1020"/>
        </table:table-row>
        <table:table-row table:style-name="ro2">
          <table:table-cell office:value-type="string" calcext:value-type="string">
            <text:p>English</text:p>
          </table:table-cell>
          <table:table-cell office:value-type="string" calcext:value-type="string">
            <text:p>Java</text:p>
          </table:table-cell>
          <table:table-cell office:value-type="string" calcext:value-type="string">
            <text:p>language, code, program, script, app, developed, web</text:p>
          </table:table-cell>
          <table:table-cell office:value-type="string" calcext:value-type="string">
            <text:p>cup, coffee, isle, sea, New York, NY, Ohio, Cigarette, Island, Indonesia, Sea, North, <text:s/>Zone, Trench, West, Country, Alabama, Town, Wyoming, Lucas, South, Dakota, Walworth, Village, Pittsylvania, Virginia, Eiland, <text:s/>Eighborhood, Amsterdam, Georgia, South, Ossetia, District, <text:s/>São Tomé, Príncipe, Point, Hong Kong, Road, Chicken, Breed, United States, Pony, Bird, Sparrow, Loach, Southeast, Asia, Sandy, Kuhli, Stingray, Family, Stingaree, Urolophidae, Warty, Pig, Suidae, Wrasse, Razorfish, Barb, Ray-Finned, Fish, Tiger, fox, Pteropodidae, Metamorpho, Neanderthal, Martin Mystère, <text:s/>French band, Allen Toussaint, Augustus Pablo, Java Joel, Java Man, Homo Erectus, Avian Java, USS Java (1815), HMS Java, SS Java, <text:s/>Java class cruiser, <text:s/>Chrysler Java, Parisian Bal-musette dance, <text:s/>board game, Javanese alphabet</text:p>
          </table:table-cell>
          <table:table-cell table:number-columns-repeated="1020"/>
        </table:table-row>
        <table:table-row table:style-name="ro3">
          <table:table-cell office:value-type="string" calcext:value-type="string">
            <text:p>Deutsch</text:p>
          </table:table-cell>
          <table:table-cell office:value-type="string" calcext:value-type="string">
            <text:p>Java</text:p>
          </table:table-cell>
          <table:table-cell office:value-type="string" calcext:value-type="string">
            <text:p>Programmiersprache, objektorientierte Programmiersprache, <text:s/>gleichnamigen Softwaretechnik aufbaut, Technologie, von Softwarespezifikationen, java-Plattform, <text:s/>Java-Laufzeitumgebung, Programmiersprache Java, Anwendungsprogramme, Internetseiten, Klasse, Webbrowser, <text:s/>Java-Programm, Skriptsprache</text:p>
          </table:table-cell>
          <table:table-cell office:value-type="string" calcext:value-type="string">
            <text:p><text:s/>Indonesien, Indischen Ozean, Insel, Amsterdam, Stadt, Vereinigten Staaten, New York, South Dakota, Ortschaft, Walworth County, Bohne, Arabica-Kaffee, Drehgestell, Schweizer, Gewebe, Sticken, Leinen oder Baumwolle, <text:s/>niederländischen Kreuzer Hr. Ms., Schlacht in der Javasee, Mensch, Ost-Java, Fossilien, Spiel, Brettspiel, Michael Kiesling, Wolfgang Kramer, Tanz, von Floyd Cramer</text:p>
          </table:table-cell>
          <table:table-cell table:number-columns-repeated="1020"/>
        </table:table-row>
        <table:table-row table:style-name="ro4">
          <table:table-cell office:value-type="string" calcext:value-type="string">
            <text:p>Italian</text:p>
          </table:table-cell>
          <table:table-cell office:value-type="string" calcext:value-type="string">
            <text:p>Java</text:p>
          </table:table-cell>
          <table:table-cell office:value-type="string" calcext:value-type="string">
            <text:p>estensione, oggetti, <text:s/>linguaggio di programmazione, piattaforma software, <text:s/>Sun Microsystems, Oracle, classe</text:p>
          </table:table-cell>
          <table:table-cell office:value-type="string" calcext:value-type="string">
            <text:p>canzone, <text:s/>Augustus Pablo, <text:s/>pianta di caffè, isola, pollo., razza, <text:s/>distretto, regione, Shida Kartli, città, Contea di Walworth, Dakota del Sud, Contea di Wyoming, New York, popolazioni, centrale, orientale, Giava, lingua, danza, <text:s/>fumetti, Martin Mystère, tavolo, marina, militare, olandese, battaglia, mare.</text:p>
          </table:table-cell>
          <table:table-cell table:number-columns-repeated="1020"/>
        </table:table-row>
        <table:table-row table:style-name="ro5">
          <table:table-cell table:style-name="ce2" office:value-type="string" calcext:value-type="string">
            <text:p>French </text:p>
          </table:table-cell>
          <table:table-cell office:value-type="string" calcext:value-type="string">
            <text:p>Java</text:p>
          </table:table-cell>
          <table:table-cell office:value-type="string" calcext:value-type="string">
            <text:p>technologie, Oracle, logiciels, indépendants, architecture, matérielle, éléments, programmation, scripts, langage, objet, programme, bytecode, environnement, machine, virtuelle, API, Platform, aux ordinateurs, aux serveurs, appareils, mobiles, Application, Internet, Collection, jeu</text:p>
          </table:table-cell>
          <table:table-cell office:value-type="string" calcext:value-type="string">
            <text:p>indonésienne, île, ethnique, café, ville située, Géorgie, États-Unis, New York, Dakota du Sud, l’État, Virginie, comté, Pennsylvanie, hameau, Bas-Oha, Belgique, anglaise, race, poney, revue, sous-titre, genre, mauvais, printemps, Jean-Michel Espitallier, Jacques Sivan, danse, parisienne, groupe, musique, français, club, parisien, quartier, Belleville, Christine Jordis, Ed.Gaillimard, folio, Rocher, film, marque, cachaça, société, Cavernes, personnage, série, Martin Mystère, bois, festival, musique</text:p>
          </table:table-cell>
          <table:table-cell table:number-columns-repeated="1020"/>
        </table:table-row>
        <table:table-row table:style-name="ro4">
          <table:table-cell office:value-type="string" calcext:value-type="string">
            <text:p>Spanish</text:p>
          </table:table-cell>
          <table:table-cell office:value-type="string" calcext:value-type="string">
            <text:p>Java</text:p>
          </table:table-cell>
          <table:table-cell office:value-type="string" calcext:value-type="string">
            <text:p>lenguaje, programación, desarrollado, Oracle, aplicaciones, software, plataforma, API, Interfaz, lenguaje, desarrollar, Virtual, bytecode, refiere, PC, Runtime, Environment, empresarial, paquete, dispositivos, licencia</text:p>
          </table:table-cell>
          <table:table-cell office:value-type="string" calcext:value-type="string">
            <text:p>isla, archipiélago, indonesio, capital, Yakarta, localidad, Estados Unidos, Dakota del Sur, Nueva York, península, Ámsterdam, tiempo, prestaciones, reducidas, baile, Paris, años</text:p>
          </table:table-cell>
          <table:table-cell table:number-columns-repeated="1020"/>
        </table:table-row>
        <table:table-row table:style-name="ro1">
          <table:table-cell office:value-type="string" calcext:value-type="string">
            <text:p>Portuguese</text:p>
          </table:table-cell>
          <table:table-cell office:value-type="string" calcext:value-type="string">
            <text:p>Java</text:p>
          </table:table-cell>
          <table:table-cell office:value-type="string" calcext:value-type="string">
            <text:p>plataforma, computacional, linguagem, programação, criação, scripts, páginas, web </text:p>
          </table:table-cell>
          <table:table-cell office:value-type="string" calcext:value-type="string">
            <text:p>ilha, arquipélago, Indonésia, mar, Oceano, Pacífico, meridional, aldeia, São Tomé, Príncipe, Martin Mystère, personagem, banda desenhada, universo</text:p>
          </table:table-cell>
          <table:table-cell table:number-columns-repeated="1020"/>
        </table:table-row>
        <table:table-row table:style-name="ro6">
          <table:table-cell office:value-type="string" calcext:value-type="string">
            <text:p>Swedish</text:p>
          </table:table-cell>
          <table:table-cell office:value-type="string" calcext:value-type="string">
            <text:p>Java</text:p>
          </table:table-cell>
          <table:table-cell office:value-type="string" calcext:value-type="string">
            <text:p>programspråk, program, Virtual, skrivna</text:p>
          </table:table-cell>
          <table:table-cell office:value-type="string" calcext:value-type="string">
            <text:p>Indonesiens, öar, slanguttryck, kaffe, kaffesort, kör, tyg, aidaväv</text:p>
          </table:table-cell>
          <table:table-cell table:number-columns-repeated="1020"/>
        </table:table-row>
        <table:table-row table:style-name="ro6">
          <table:table-cell office:value-type="string" calcext:value-type="string">
            <text:p>Finnish</text:p>
          </table:table-cell>
          <table:table-cell office:value-type="string" calcext:value-type="string">
            <text:p>Java</text:p>
          </table:table-cell>
          <table:table-cell office:value-type="string" calcext:value-type="string">
            <text:p>kieli, ohjelmointi</text:p>
          </table:table-cell>
          <table:table-cell office:value-type="string" calcext:value-type="string">
            <text:p>saari, Indonesiassa, kaupunki, Etelä-Ossetiassa</text:p>
          </table:table-cell>
          <table:table-cell table:number-columns-repeated="1020"/>
        </table:table-row>
        <table:table-row table:style-name="ro4">
          <table:table-cell office:value-type="string" calcext:value-type="string">
            <text:p>Dutch</text:p>
          </table:table-cell>
          <table:table-cell office:value-type="string" calcext:value-type="string">
            <text:p>Java</text:p>
          </table:table-cell>
          <table:table-cell office:value-type="string" calcext:value-type="string">
            <text:p>een, programmeertaal, Virtual, scripttaal </text:p>
          </table:table-cell>
          <table:table-cell office:value-type="string" calcext:value-type="string">
            <text:p>eiland, Indonesië, Amsterdam, gehucht, gemeente, Wanze, Amerikaanse staat, South Dakota, plaats, suriname, district, Georgië, Zuid-Ossetië, stad, Franse, muziekgroep, Parijse, dans, bordspel, Nederlands, gitarist, Nederlandse, kruiser, Tsjechisch, motorfietsmerk</text:p>
          </table:table-cell>
          <table:table-cell table:number-columns-repeated="1020"/>
        </table:table-row>
        <table:table-row table:style-name="ro7">
          <table:table-cell office:value-type="string" calcext:value-type="string">
            <text:p>English</text:p>
          </table:table-cell>
          <table:table-cell office:value-type="string" calcext:value-type="string">
            <text:p>Python</text:p>
          </table:table-cell>
          <table:table-cell office:value-type="string" calcext:value-type="string">
            <text:p>computer, programming, language, reference, implementation, code, CMU, Common, Lisp, project, name</text:p>
          </table:table-cell>
          <table:table-cell office:value-type="string" calcext:value-type="string">
            <text:p>Constricting, snake, family, Pythonidae, serpent, earth, dragon, Delphi, Aenus, student, Plato, Byzantium, orator, diplomat, Philip II, Macedon, Catana, poet, Alexander, horror, film, Richard Clabaugh, British, comedy, troupe, Busch, Gardens, Tampa, Bay, roller, coaster, Africa, Coney Island, steel, riders, Splash, Zone, Water, Park, Netherlands, caliber, Colt, missile, Israeli, air, missiles, Armstrong Siddeley Python, early, turboprop, Automobile, sports, car</text:p>
          </table:table-cell>
          <table:table-cell table:number-columns-repeated="1020"/>
        </table:table-row>
        <table:table-row table:style-name="ro8">
          <table:table-cell office:value-type="string" calcext:value-type="string">
            <text:p>Deutsch</text:p>
          </table:table-cell>
          <table:table-cell office:value-type="string" calcext:value-type="string">
            <text:p>Python</text:p>
          </table:table-cell>
          <table:table-cell office:value-type="string" calcext:value-type="string">
            <text:p>Programmiersprache, Vornamen, Dienste, </text:p>
          </table:table-cell>
          <table:table-cell office:value-type="string" calcext:value-type="string">
            <text:p>Drache, griechischen, Mythologie, Familie, Schlangen, Eigentliche, Pythons, britische, Komikergruppe, Kühlschiff, Boot, tod, schiff, US-amerikanischen, Horror, film, Peithon, Personen, Python von Ainos, Thrakien, Schüler, Platons, ermordete, Bruder, Herakleides Kotys I, König, Python von Byzanz, Schüler, Isokrates, Philipps II. von Makedonien, Python von Abdera, Makedonischen, Krieg, Dichter, Verfasser, Alexanders des Großen, hof, Töpfer, attischer, frühen, Athen, Vasenmaler, Krokodilopolis, Mitte, Vorsteher, königlichen, Bank, Gaues, Arsinoites, Sitz, Georges Python, schweizerischer, Politiker, José Python, Kantons, Freiburg, Staatsrat, Marken, Achterbahn, Efteling, Firma, Colt, Knicklenker-Liegerads, Fahrrad, Luft, Raketen, israelischer, </text:p>
          </table:table-cell>
          <table:table-cell table:number-columns-repeated="1020"/>
        </table:table-row>
        <table:table-row table:style-name="ro7">
          <table:table-cell office:value-type="string" calcext:value-type="string">
            <text:p>Italian</text:p>
          </table:table-cell>
          <table:table-cell office:value-type="string" calcext:value-type="string">
            <text:p>Python</text:p>
          </table:table-cell>
          <table:table-cell office:value-type="string" calcext:value-type="string">
            <text:p>linguaggio, programmazione </text:p>
          </table:table-cell>
          <table:table-cell office:value-type="string" calcext:value-type="string">
            <text:p>Pythonidae, famiglia, serpenti, squamati, velenosi, anchietae, pitone, angola, breitensteini, brongersmai, molurus, curtus, moluro, corto, molurus, roccie, birmano, indiano, natalensis, natal, africano, regius, reale, palla, reticulatus, reticolato, sebae, seba, timorensis, timor, rivoltella, calibro, Magnum, statunitense, missile, raggio, film, horror, gruppo, comico, inglese, ceramista, greco, antico, ceramografo, pestano</text:p>
          </table:table-cell>
          <table:table-cell table:number-columns-repeated="1020"/>
        </table:table-row>
        <table:table-row table:style-name="ro7">
          <table:table-cell office:value-type="string" calcext:value-type="string">
            <text:p>French </text:p>
          </table:table-cell>
          <table:table-cell office:value-type="string" calcext:value-type="string">
            <text:p>Python</text:p>
          </table:table-cell>
          <table:table-cell office:value-type="string" calcext:value-type="string">
            <text:p>nom, extension, langage, programmation, créé </text:p>
          </table:table-cell>
          <table:table-cell office:value-type="string" calcext:value-type="string">
            <text:p>serpent, monstrueux, Delphes, grecque, désigne, famille, Pythonidae, Loxocemidae, téléfilm, horreur, Richard Clabaugh, scène, serpents, <text:s/>Lee Alan McConnell, potier, grec, montagnes, russes, parc, attractions, néerlandais, Efteling, Colt's Manufacturing Company, Armstrong Siddeley Python, turbopropulseur, Guerre, mondiale, Monty Python, troupe, comiques, anglais, Georges Python, politique, suisse, José Python </text:p>
          </table:table-cell>
          <table:table-cell table:number-columns-repeated="1020"/>
        </table:table-row>
        <table:table-row table:style-name="ro1">
          <table:table-cell office:value-type="string" calcext:value-type="string">
            <text:p>Portoguese</text:p>
          </table:table-cell>
          <table:table-cell office:value-type="string" calcext:value-type="string">
            <text:p>Python</text:p>
          </table:table-cell>
          <table:table-cell office:value-type="string" calcext:value-type="string">
            <text:p>objeto, linguagem, programaçã</text:p>
          </table:table-cell>
          <table:table-cell office:value-type="string" calcext:value-type="string">
            <text:p>répteis, Pythonidae, família, Serpentes, escalada, Monty Python, trupe, comédia, britânico, Selvagem, Pequena, ilha, Região, Portugal, Pitão, Grande</text:p>
          </table:table-cell>
          <table:table-cell table:number-columns-repeated="1020"/>
        </table:table-row>
        <table:table-row table:style-name="ro1">
          <table:table-cell office:value-type="string" calcext:value-type="string">
            <text:p>Swedish</text:p>
          </table:table-cell>
          <table:table-cell office:value-type="string" calcext:value-type="string">
            <text:p>Python</text:p>
          </table:table-cell>
          <table:table-cell office:value-type="string" calcext:value-type="string">
            <text:p>anknytning, programmeringsspråk</text:p>
          </table:table-cell>
          <table:table-cell office:value-type="string" calcext:value-type="string">
            <text:p>pytonormar, familj, ormar, tecknad, serie, Jan Romare, Dagens Nyheter, svensk, serietidning, grekisk, Monty Python, brittisk, humorserie</text:p>
          </table:table-cell>
          <table:table-cell table:number-columns-repeated="1020"/>
        </table:table-row>
        <table:table-row table:style-name="ro1">
          <table:table-cell office:value-type="string" calcext:value-type="string">
            <text:p>Finnish</text:p>
          </table:table-cell>
          <table:table-cell office:value-type="string" calcext:value-type="string">
            <text:p>Python</text:p>
          </table:table-cell>
          <table:table-cell office:value-type="string" calcext:value-type="string">
            <text:p>ohjelmointikieli, pakket, </text:p>
          </table:table-cell>
          <table:table-cell office:value-type="string" calcext:value-type="string">
            <text:p>mytologiassa, käärmesuku, Pytonkäärmeet, alaheimo, Colt Python, Monty Python, brittiläinen, komediaryhmä</text:p>
          </table:table-cell>
          <table:table-cell table:number-columns-repeated="1020"/>
        </table:table-row>
        <table:table-row table:style-name="ro4">
          <table:table-cell office:value-type="string" calcext:value-type="string">
            <text:p>Dutch</text:p>
          </table:table-cell>
          <table:table-cell office:value-type="string" calcext:value-type="string">
            <text:p>Python</text:p>
          </table:table-cell>
          <table:table-cell office:value-type="string" calcext:value-type="string">
            <text:p>geïnterpreteerde, programmeertaal</text:p>
          </table:table-cell>
          <table:table-cell office:value-type="string" calcext:value-type="string">
            <text:p>pythons, onderfamilie, slangen, draak, Griekse, Australisch, automerk, mythologie, inbouwmotoren, Rudge, achtbaan, Efteling, achtbaan, Busch, Gardens, Tampa, Florida, leidingen, tap, installaties, lucht, luchtraket, Amerikaanse, film, Duits, koelschip, verzorgingsschip, fietsmerk</text:p>
          </table:table-cell>
          <table:table-cell table:number-columns-repeated="1020"/>
        </table:table-row>
        <table:table-row table:style-name="ro6">
          <table:table-cell office:value-type="string" calcext:value-type="string">
            <text:p>English</text:p>
          </table:table-cell>
          <table:table-cell office:value-type="string" calcext:value-type="string">
            <text:p>C#</text:p>
          </table:table-cell>
          <table:table-cell office:value-type="string" calcext:value-type="string">
            <text:p>programming, language, Microsoft, NET, framework</text:p>
          </table:table-cell>
          <table:table-cell office:value-type="string" calcext:value-type="string">
            <text:p>musical, note, scale </text:p>
          </table:table-cell>
          <table:table-cell table:number-columns-repeated="1020"/>
        </table:table-row>
        <table:table-row table:style-name="ro9">
          <table:table-cell office:value-type="string" calcext:value-type="string">
            <text:p>English</text:p>
          </table:table-cell>
          <table:table-cell office:value-type="string" calcext:value-type="string">
            <text:p>Cobol</text:p>
          </table:table-cell>
          <table:table-cell office:value-type="string" calcext:value-type="string">
            <text:p>Language, common, oriented, computer, programming, operating, system, written, Data, development, environment, web, scripting </text:p>
          </table:table-cell>
          <table:table-cell table:number-columns-repeated="1021"/>
        </table:table-row>
        <table:table-row table:style-name="ro6">
          <table:table-cell office:value-type="string" calcext:value-type="string">
            <text:p>Dutch</text:p>
          </table:table-cell>
          <table:table-cell office:value-type="string" calcext:value-type="string">
            <text:p>Cobol</text:p>
          </table:table-cell>
          <table:table-cell office:value-type="string" calcext:value-type="string">
            <text:p>een, programmeertaal </text:p>
          </table:table-cell>
          <table:table-cell office:value-type="string" calcext:value-type="string">
            <text:p>Somalische, dorp, </text:p>
          </table:table-cell>
          <table:table-cell table:number-columns-repeated="1020"/>
        </table:table-row>
        <table:table-row table:style-name="ro10">
          <table:table-cell office:value-type="string" calcext:value-type="string">
            <text:p>English</text:p>
          </table:table-cell>
          <table:table-cell office:value-type="string" calcext:value-type="string">
            <text:p>Pascal</text:p>
          </table:table-cell>
          <table:table-cell office:value-type="string" calcext:value-type="string">
            <text:p>Name, programming, language, developed, Niklaus Wirth, database, technical, Pattern, Analysis, Network, Hardware, name</text:p>
          </table:table-cell>
          <table:table-cell office:value-type="string" calcext:value-type="string">
            <text:p>French, Italian, surname, mathematician, philosopher, Pascal Island, Antarctica, Pascal Island, Western Australia, lunar, crater, pressure, scientific, bibliographic, Institute, European, French, white, wine, grape, Pascal College, school, Zaandam, Netherlands, university, secondary, education, pop, band, Detroit, Michigan </text:p>
          </table:table-cell>
          <table:table-cell table:number-columns-repeated="1020"/>
        </table:table-row>
        <table:table-row table:style-name="ro11">
          <table:table-cell office:value-type="string" calcext:value-type="string">
            <text:p>Deutsch</text:p>
          </table:table-cell>
          <table:table-cell office:value-type="string" calcext:value-type="string">
            <text:p>Pascal</text:p>
          </table:table-cell>
          <table:table-cell office:value-type="string" calcext:value-type="string">
            <text:p>Vornamen, Programmiersprache</text:p>
          </table:table-cell>
          <table:table-cell office:value-type="string" calcext:value-type="string">
            <text:p>männlichen, Drucks, Mondkrater, Blaise Pascal, Film, Terence Young, Asteroiden, Pascal Blanc, weiße Rebsorte, Pascal Noir, Automobiles Pascal, französischen, Automobilhersteller, französischer, Mathematiker, Physiker, Literat, Philosoph, Unternehmerin, Amy Pascal, Blaise Pascal, Christel Pascal, französische, Skirennläuferin, Christine Pascal, Regisseurin, Claude Pascal, Komponist, Comiczeichner, Ernesto Pascal, italienischer, Mathematiker, Ertha Pascal-Trouillot, haitianische, Richterin, Politikerin, Präsidentin, Haiti, Étienne Pascal, Verwaltungsbeamter, Vater, Francine Pascal, amerikanische, Kinder, Jugendbuchautorin, Gabriel Pascal, ungarischer, Produzent, Regisseur, Drehbuchautor, Schauspieler, Gisèle Pascal, Schauspielerin, Jacqueline Pascal, Nonne, Jean Pascal, <text:span text:style-name="T1">haitisch,</text:span><text:span text:style-name="T2"> </text:span><text:span text:style-name="T1">kanadischer, Boxer, Jean-Claude Pascal, Modedesigner, Schauspieler, Sänger, Jean-Louis Pascal, Architekt, Beaux, Arts, Tradition, Joseph Sécret Pascal-Vallongue, General, Pionier, Madeleine Pascal, Schweizer, Sängerin, Marie-Georges Pascal, Olivia Pascal, deutsche, Patrick Pascal, nigerianischer, Fußballspieler, Paul Pascal, Chemiker, Pedro Pascal, US-amerikanischer, Petra Pascal, René Pascal, Schlagersänger</text:span></text:p>
          </table:table-cell>
          <table:table-cell table:number-columns-repeated="1020"/>
        </table:table-row>
        <table:table-row table:style-name="ro12">
          <table:table-cell office:value-type="string" calcext:value-type="string">
            <text:p>Italian</text:p>
          </table:table-cell>
          <table:table-cell office:value-type="string" calcext:value-type="string">
            <text:p>Pascal</text:p>
          </table:table-cell>
          <table:table-cell office:value-type="string" calcext:value-type="string">
            <text:p>nome, linguaggio, programmazione, compilatore, quota </text:p>
          </table:table-cell>
          <table:table-cell office:value-type="string" calcext:value-type="string">
            <text:p>cratere, lunare, asteroide, filosofico, Blaise Pascal, misura, pressione, legge, fisica, tensione, fluido, triangolo, Tartaglia, matematica, protagonista, mattia pascal, fu, romanzo, luigi pirandello, francese, Émile Zola, scrittore, persona, italiano, maschile, Pasquale, cognome, pasquali, Alberto Pascal, ernesto, André Pascal, pseudonimo, André Pascal Nicolas di Fusco, compositore, Angelo Pascal, pittore, Arturo Pascal, studioso, letterato, fisico, matematico, filosofo, Carlo Pascal, latinista, fratello, Carlo Pascal D'Illonza, piemonte, Christel Pascal, sciatrice, Christine Pascal, attrice, regista, Danel Pascal, cantante, Ernesto Pascal, Étienne Pascal, magistrato, padre, Françoise Pascal, poetessa, drammaturga, pittrice, Gabriel Pascal, produttore, cinematografico, Gisèle Pascal, Jean-Claude Villeminot, Jean-Claude Pascal, attore, Marie-Georges Pascal, figlio, Pedro Pascal, cileno, Pietro Pascal, inquisitore, francescano, chimico, Teodoro Pascal, zoologo, Théophile Pascal, Valérie Pascal, modella, conduttrice, antica, nobile, piemontese, cuneo, Pascal d'Ilonza, Paschal de la Ruine, Pascal da Morgex, Val d'Aosta, Val d'Aosta, Bivacco Luigi Pascal, Bivacco Pascal, alpino, Testa di Liconi, Alpi del Grand Combin, Castello Pascal de la Ruine, castello, Le Ruine, comune, Morgex, provincia di Aosta </text:p>
          </table:table-cell>
          <table:table-cell table:number-columns-repeated="1020"/>
        </table:table-row>
        <table:table-row table:style-name="ro13">
          <table:table-cell office:value-type="string" calcext:value-type="string">
            <text:p>French </text:p>
          </table:table-cell>
          <table:table-cell office:value-type="string" calcext:value-type="string">
            <text:p>Pascal</text:p>
          </table:table-cell>
          <table:table-cell office:value-type="string" calcext:value-type="string">
            <text:p>nom, informatique, langage, programmation, base de données </text:p>
          </table:table-cell>
          <table:table-cell office:value-type="string" calcext:value-type="string">
            <text:p>origine, latine, religieuse, Pâques, agneau, prénom, masculin, féminines, Pascaline, saint Pascal, pape, antipape, famille, Pierre Pascal, Étienne Pascal, monastère, bienheureux, nord du Portugal, Andalousie, Grenade, Blaise Pascal, père, mathématicien, philosophe, français, Jacqueline Pascal, religieuse, sœur, Port-Royal - des – Champs, Françoise Pascal, poétesse, peintre, dramaturge, parolière, française, François Nicolas Pascal de Kerenveyer, écrivain, poète, Pierre Pascal, banquier, marseillais, Bouches-du-Rhône, politique, Pierre-Marius-Frédéric Pascal, Louis Jean Pascal, Pierre-Julien Pascal, architecte, Ernest Pascal, Jean-Louis Pascal, Paul Pascal, chimiste, Edmond Pascal, Pierre Pascal, historien, Russie, Gabriel Pascal, producteur, réalisateur, scénariste, acteur, hongroise, Lucien Pascal, Giselle Pascal, actrice, compositeur, Claude Pascal, Jean-Claude Pascal, chanteur, André Pascal, parolier, Madeleine Pascal, chanteuse, suisse, Martine Pascal, Ertha Pascal-Trouillot, chef de l'État, haïtien, Marie-Georges Pascal, Françoise Pascal, Michel Pascal, québécois, Christine Pascal, réalisatrice, Olivia Pascal, allemande, Caroline Pascal, romancière, Valérie Pascal, Miss France, Anne-Charlotte Pascal, Charlotte Valandrey, écrivaine, Christel Pascal, skieuse, alpine, Pedro Pascal, chilien, <text:span text:style-name="T1">Jean Pascal, haïtienne, boxeur, québécois, dessinée, Caroline Pascal, Cécilia Pascal, cratère, météoritique, face, Lune, Saint-Pascal, ville, Rue Pascal, Paris, rue, mathématiques, triangle de Pascal, physique, unité, pression, Système, international, symbole, principe de Pascal, mécanique, fluides, billet, Banque, France, bibliothèque, bibliographiques, scientifique, multilingue, multidisciplinaire, Littérature, Sciences, Réseau Blaise Pascal, groupes, francophones, raisins, blancs, cépage, céleri-branche, sous-marin </text:span></text:p>
          </table:table-cell>
          <table:table-cell table:number-columns-repeated="1020"/>
        </table:table-row>
        <table:table-row table:style-name="ro6">
          <table:table-cell table:number-columns-repeated="3"/>
          <table:table-cell office:value-type="string" calcext:value-type="string">
            <text:p>,</text:p>
          </table:table-cell>
          <table:table-cell table:number-columns-repeated="1020"/>
        </table:table-row>
        <table:table-row table:style-name="ro6" table:number-rows-repeated="13">
          <table:table-cell table:number-columns-repeated="1024"/>
        </table:table-row>
        <table:table-row table:style-name="ro6">
          <table:table-cell table:number-columns-repeated="3"/>
          <table:table-cell table:style-name="ce3"/>
          <table:table-cell table:number-columns-repeated="1020"/>
        </table:table-row>
        <table:table-row table:style-name="ro6" table:number-rows-repeated="1048535">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Courier New', 'DejaVu Sans Mono', 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30">00/00/0000</text:date>, <text:time style:data-style-name="N2" text:time-value="12:48:23.184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9T14:43:26.027000000</meta:creation-date>
    <dc:date>2015-05-30T13:51:43.214000000</dc:date>
    <meta:editing-duration>PT36M3S</meta:editing-duration>
    <meta:editing-cycles>7</meta:editing-cycles>
    <meta:generator>LibreOffice/4.3.4.1$Windows_x86 LibreOffice_project/bc356b2f991740509f321d70e4512a6a54c5f243</meta:generator>
    <meta:document-statistic meta:table-count="1" meta:cell-count="100" meta:object-count="0"/>
  </office:meta>
</office:document-meta>
</file>